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5pt" style:text-underline-style="none" fo:font-weight="normal" style:font-size-asian="15pt" style:font-weight-asian="normal" style:font-size-complex="15pt" style:font-weight-complex="normal"/>
    </style:style>
    <style:style style:name="P4"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list-style-name="L1">
      <style:paragraph-properties fo:text-align="justify"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7" style:family="paragraph" style:parent-style-name="Standard" style:list-style-name="L2">
      <style:paragraph-properties fo:text-align="justify"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8" style:family="paragraph" style:parent-style-name="Standard" style:list-style-name="L3">
      <style:paragraph-properties fo:text-align="justify"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9" style:family="paragraph" style:parent-style-name="Standard" style:list-style-name="L4">
      <style:paragraph-properties fo:text-align="justify"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0" style:family="paragraph" style:parent-style-name="Standard" style:list-style-name="L5">
      <style:paragraph-properties fo:text-align="justify"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1" style:family="paragraph" style:parent-style-name="Standard" style:list-style-name="L6">
      <style:paragraph-properties fo:text-align="justify"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2"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Standard" style:list-style-name="L7">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justify" style:justify-single-word="false"/>
    </style:style>
    <style:style style:name="T1" style:family="text">
      <style:text-properties style:text-underline-style="solid" style:text-underline-width="auto" style:text-underline-color="font-color"/>
    </style:style>
    <style:style style:name="T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font-size="16pt" style:text-underline-style="none" fo:font-weight="bold" style:font-size-asian="16pt" style:font-weight-asian="bold" style:font-size-complex="16pt" style:font-weight-complex="bold"/>
    </style:style>
    <style:style style:name="T4" style:family="text">
      <style:text-properties fo:font-size="12pt" style:text-underline-style="none" fo:font-weight="normal" style:font-size-asian="12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3 : Aidez MacGyver à s'échapper !</text:p>
      <text:p text:style-name="Standard"/>
      <text:p text:style-name="Standard"/>
      <text:p text:style-name="Standard">Code source : https://github.com/raoofrachidi/Projet3</text:p>
      <text:p text:style-name="Standard"/>
      <text:p text:style-name="P5">I) <text:span text:style-name="T1">Choix de l'algorithme</text:span></text:p>
      <text:p text:style-name="Standard"/>
      <text:p text:style-name="P2">J'ai commencé par créer un fichier pour chaque classe. Tout d'abord un fichier avec la structure de mon labyrinthe (data), puis un fichier permettant de créer mon niveau (maze.py). J'ai ensuite écrit un fichier (userinterface.py) qui reprend mes constantes telles que mes images, la taille de la fenêtre, qui génère aléatoirement mes 3 objets et qui contient mon compteur d'objets également. Après j'ai défini les mouvements de mon personnage, la disparition des objets lorsqu'il passe dessus et la condition de victoire tout ça dans un fichier (gameplay.py). Enfin j'ai terminé par un fichier (main.py) avec le lien entre les touches directionnelles et les mouvements et le démarrage du jeu.</text:p>
      <text:p text:style-name="P2"/>
      <text:list xml:id="list7847824466883495162" text:style-name="L1">
        <text:list-item>
          <text:p text:style-name="P6">Data</text:p>
        </text:list-item>
      </text:list>
      <text:p text:style-name="P2"/>
      <text:p text:style-name="P2">Je me suis ici contenté de définir la structure de mon labyrinthe à travers une suite de lignes composées de « x » pour mur et de « o» pour les espaces vides.</text:p>
      <text:p text:style-name="P2"/>
      <text:list xml:id="list3968526457439748880" text:style-name="L2">
        <text:list-item>
          <text:p text:style-name="P7">Maze.py</text:p>
        </text:list-item>
      </text:list>
      <text:p text:style-name="P2"/>
      <text:p text:style-name="P2">Je commence d'abord par prendre mon fichier data et le séparer à chaque retour à la ligne. Ensuite je convertis ce fichier en liste de coordonnées. Pour construire mon labyrinthe, je prends mes positions vides et donc je trouve celles qui ne le sont pas.</text:p>
      <text:p text:style-name="P2"/>
      <text:list xml:id="list4985593550687443377" text:style-name="L3">
        <text:list-item>
          <text:p text:style-name="P8">Userinterface.py</text:p>
        </text:list-item>
      </text:list>
      <text:p text:style-name="P2"/>
      <text:p text:style-name="P2">J'ai stocké toutes mes images dans un tableau et j'ai défini la taille de la fenêtre. J'ai généré aléatoirement mes 3 objets et j'ai chargé mes images. Le compteur est créé par ma fonction show_text. Je termine en superposant mes couches d'images.</text:p>
      <text:p text:style-name="P2"/>
      <text:list xml:id="list3034410032454908605" text:style-name="L4">
        <text:list-item>
          <text:p text:style-name="P9">Gameplay.py</text:p>
        </text:list-item>
      </text:list>
      <text:p text:style-name="P2"/>
      <text:p text:style-name="P2">Je viens définir mes mouvements horizontaux et verticaux en vérifiant que la case de destination est bien libre. Ensuite lorsque mon personnage se déplace <text:s/>sur un objet, il disparaît et quand il est sur la même case que le gardien, le jeu se termine soit par une victoire soit une défaite selon si tous les objets ont été ramassés ou non.</text:p>
      <text:p text:style-name="P2"/>
      <text:list xml:id="list5530372790750396099" text:style-name="L5">
        <text:list-item>
          <text:p text:style-name="P10">Main.py</text:p>
        </text:list-item>
      </text:list>
      <text:p text:style-name="P2"/>
      <text:p text:style-name="P2">Je commence par faire le lien entre les touches directionnelles et les mouvements de mon personnage. Ensuite j'attribue la touche Echap pour quitter le jeu et enfin je définis ma fonction de démarrage du jeu.</text:p>
      <text:p text:style-name="P2"/>
      <text:list xml:id="list4955311162183617284" text:style-name="L6">
        <text:list-item>
          <text:p text:style-name="P11">Img</text:p>
        </text:list-item>
      </text:list>
      <text:p text:style-name="P3"/>
      <text:p text:style-name="P2"><text:span text:style-name="T4">C'est un fichier contenant toutes les images qui vont mettre utiles pour le jeu (mur, fond, …). </text:span></text:p>
      <text:p text:style-name="P12"/>
      <text:p text:style-name="P2"><text:soft-page-break/><text:span text:style-name="T3">II) </text:span><text:span text:style-name="T2">Difficultés rencontrées et les solutions trouvées</text:span></text:p>
      <text:p text:style-name="P12"/>
      <text:list xml:id="list2458679751767440598" text:style-name="L7">
        <text:list-item>
          <text:p text:style-name="P13">La première difficulté que j'ai rencontrées a été la structure même du programme. Comment agencer les classes et les méthodes ? Quoi mettre en premier ? </text:p>
          <text:list>
            <text:list-item>
              <text:p text:style-name="P13">En cherchant sur des forums, j'ai trouvé de l'aide dans l'agencement de mon code.</text:p>
            </text:list-item>
          </text:list>
        </text:list-item>
        <text:list-item>
          <text:p text:style-name="P13">La disposition aléatoire des objets dans le labyrinthe et créer un compteur d'objets sur l'écran de jeu</text:p>
          <text:list>
            <text:list-item>
              <text:p text:style-name="P13">En recommençant mon code depuis le début j'ai cherché à faire plus simple que lors de mon premier essai.</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08T20:09:11.84</meta:creation-date>
    <meta:editing-duration>PT4H31M59S</meta:editing-duration>
    <meta:editing-cycles>8</meta:editing-cycles>
    <meta:generator>OpenOffice/4.1.5$Win32 OpenOffice.org_project/415m1$Build-9789</meta:generator>
    <dc:date>2018-10-30T04:03:41.45</dc:date>
    <meta:document-statistic meta:table-count="0" meta:image-count="0" meta:object-count="0" meta:page-count="2" meta:paragraph-count="21" meta:word-count="457" meta:character-count="2662"/>
  </office:meta>
</office:document-meta>
</file>